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Normalny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Right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16.5p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DSV PUG</text:p>
          </draw:text-box>
        </draw:frame>
        <draw:frame presentation:style-name="pr2" draw:text-style-name="P2" draw:layer="layout" svg:width="26cm" svg:height="4.125cm" svg:x="1cm" svg:y="10.875cm" presentation:class="subtitle">
          <draw:text-box>
            <text:p text:style-name="P1">001 basic html retrieve script</text:p>
          </draw:text-box>
        </draw:frame>
        <anim:par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etting up environment</text:p>
                <text:list>
                  <text:list-item>
                    <text:p>Installing VS Code</text:p>
                  </text:list-item>
                  <text:list-item>
                    <text:p>Installing VS Code component</text:p>
                  </text:list-item>
                  <text:list-item>
                    <text:p>Installing pip + virtualenv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rtualenv: packaging</text:p>
                <text:list>
                  <text:list-item>
                    <text:p>Using pip for package installation</text:p>
                  </text:list-item>
                  <text:list-item>
                    <text:p>Global vs local installation</text:p>
                  </text:list-item>
                  <text:list-item>
                    <text:p>How to create virtual environment</text:p>
                  </text:list-item>
                  <text:list-item>
                    <text:p>How PYTHONPATH is evaluated</text:p>
                  </text:list-item>
                  <text:list-item>
                    <text:p>Checking current PYTHONPATH via sys.path</text:p>
                  </text:list-item>
                  <text:list-item>
                    <text:p>Freezing and recreating package stat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ading wikipedia page using <text:span text:style-name="T1">requests</text:span> module</text:p>
                <text:list>
                  <text:list-item>
                    <text:p>Import requests module</text:p>
                  </text:list-item>
                  <text:list-item>
                    <text:p>Set source URL</text:p>
                  </text:list-item>
                  <text:list-item>
                    <text:p>Request a page with r=requests.get(url)</text:p>
                  </text:list-item>
                  <text:list-item>
                    <text:p>Extract page from request with r.text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rse webpage with BeautifulSoup</text:p>
                <text:list>
                  <text:list-item>
                    <text:p>Import BeautifulSoup (bs4)</text:p>
                  </text:list-item>
                  <text:list-item>
                    <text:p>Request page tree with BeautifulSoup(text)</text:p>
                  </text:list-item>
                  <text:list-item>
                    <text:p>Request a page with r=requests.get(url)</text:p>
                  </text:list-item>
                  <text:list-item>
                    <text:p>Search contents with e.g.</text:p>
                    <text:list>
                      <text:list-item>
                        <text:p>.findAll(‘li’)</text:p>
                      </text:list-item>
                      <text:list-item>
                        <text:p>.find(‘div’,id=”div-identifier-text”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writing script into module</text:p>
                <text:list>
                  <text:list-item>
                    <text:p>Rewrite script for function</text:p>
                  </text:list-item>
                  <text:list-item>
                    <text:p>Check entry point</text:p>
                    <text:list>
                      <text:list-item>
                        <text:p><text:span text:style-name="T2">__dunder__</text:span> variables</text:p>
                      </text:list-item>
                    </text:list>
                  </text:list-item>
                  <text:list-item>
                    <text:p>Import module into separate script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SV PUG / 001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onus: create distributable package</text:p>
                <text:list>
                  <text:list-item>
                    <text:p>PyBuilder package</text:p>
                    <text:list>
                      <text:list-item>
                        <text:p>Configuration</text:p>
                      </text:list-item>
                      <text:list-item>
                        <text:p>Compiling</text:p>
                        <text:list>
                          <text:list-item>
                            <text:p>One folder solution</text:p>
                          </text:list-item>
                          <text:list-item>
                            <text:p>One file solu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 xml:id="id8" draw:id="id8">
        <office:forms form:automatic-focus="false" form:apply-design-mode="false"/>
        <draw:frame presentation:style-name="pr7" draw:layer="layout" svg:width="13cm" svg:height="4.5cm" svg:x="7.5cm" svg:y="5.625cm" presentation:class="title" presentation:user-transformed="true">
          <draw:text-box>
            <text:p>Get it from github</text:p>
          </draw:text-box>
        </draw:frame>
        <anim:par presentation:node-type="timing-root">
          <anim:par smil:begin="id8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Normalny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02:28:32.102440412</meta:creation-date>
    <meta:editing-duration>PT31M55S</meta:editing-duration>
    <meta:editing-cycles>3</meta:editing-cycles>
    <meta:generator>LibreOffice/6.0.7.3.0$Linux_X86_64 LibreOffice_project/00m0$Build-3</meta:generator>
    <dc:title>Midnightblue</dc:title>
    <dc:date>2018-11-25T03:00:27.387056389</dc:date>
    <meta:document-statistic meta:object-count="79"/>
  </office:meta>
</office:document-meta>
</file>